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0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cef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7cefa"/>
    </style:style>
    <style:style style:name="ce9" style:family="table-cell" style:parent-style-name="Default">
      <style:table-cell-properties fo:background-color="#afeeee"/>
    </style:style>
    <style:style style:name="ce10" style:family="table-cell" style:parent-style-name="Default">
      <style:table-cell-properties fo:background-color="#2f4f4f"/>
    </style:style>
    <style:style style:name="ce1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00fa9a"/>
    </style:style>
    <style:style style:name="ce13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6" style:family="table-cell" style:parent-style-name="Default">
      <style:table-cell-properties fo:background-color="#fafad2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gr2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draw:shadow-opacity="100%"/>
      <style:paragraph-properties style:writing-mode="lr-tb"/>
    </style:style>
    <style:style style:name="gr3" style:family="graphic">
      <style:graphic-properties draw:marker-start="Arrow" draw:marker-start-width="0.2cm" draw:marker-end="Arrow" draw:marker-end-width="0.2cm" draw:textarea-horizontal-align="center" draw:textarea-vertical-align="middle"/>
    </style:style>
    <style:style style:name="gr4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98cm" fo:min-width="0.989cm" draw:shadow-opacity="100%"/>
      <style:paragraph-properties style:writing-mode="lr-tb"/>
    </style:style>
    <style:style style:name="gr5" style:family="graphic">
      <style:graphic-properties draw:marker-start="Circle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Spotted_20_Gray" draw:gradient-step-count="0" draw:opacity="100%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1.095cm" svg:y1="8.309cm" svg:x2="1.095cm" svg:y2="6.729cm">
            <text:p/>
          </draw:line>
          <draw:line draw:z-index="1" draw:style-name="gr1" draw:text-style-name="P1" svg:x1="2.303cm" svg:y1="5.87cm" svg:x2="6.747cm" svg:y2="5.487cm">
            <text:p/>
          </draw:line>
          <draw:line draw:z-index="2" draw:style-name="gr1" draw:text-style-name="P1" svg:x1="10.715cm" svg:y1="3.432cm" svg:x2="17.129cm" svg:y2="3.432cm">
            <text:p/>
          </draw:line>
          <draw:line draw:z-index="3" draw:style-name="gr1" draw:text-style-name="P1" svg:x1="10.709cm" svg:y1="6.955cm" svg:x2="12.651cm" svg:y2="6.932cm">
            <text:p/>
          </draw:line>
          <draw:line draw:z-index="4" draw:style-name="gr1" draw:text-style-name="P1" svg:x1="15.134cm" svg:y1="6.525cm" svg:x2="17.098cm" svg:y2="6.57cm">
            <text:p/>
          </draw:line>
          <draw:line draw:z-index="5" draw:style-name="gr1" draw:text-style-name="P1" svg:x1="10.55cm" svg:y1="7.517cm" svg:x2="16.87cm" svg:y2="7.472cm">
            <text:p/>
          </draw:line>
          <draw:line draw:z-index="6" draw:style-name="gr1" draw:text-style-name="P1" svg:x1="10.595cm" svg:y1="4.719cm" svg:x2="12.719cm" svg:y2="5.058cm">
            <text:p/>
          </draw:line>
          <draw:line draw:z-index="7" draw:style-name="gr1" draw:text-style-name="P1" svg:x1="10.686cm" svg:y1="5.238cm" svg:x2="12.673cm" svg:y2="5.17cm">
            <text:p/>
          </draw:line>
          <draw:line draw:z-index="8" draw:style-name="gr1" draw:text-style-name="P1" svg:x1="10.686cm" svg:y1="5.644cm" svg:x2="12.559cm" svg:y2="5.622cm">
            <text:p/>
          </draw:line>
          <draw:line draw:z-index="9" draw:style-name="gr1" draw:text-style-name="P1" svg:x1="10.594cm" svg:y1="7.879cm" svg:x2="16.937cm" svg:y2="7.856cm">
            <text:p/>
          </draw:line>
          <draw:line draw:z-index="10" draw:style-name="gr1" draw:text-style-name="P1" svg:x1="10.669cm" svg:y1="3.837cm" svg:x2="17.098cm" svg:y2="3.815cm">
            <text:p/>
          </draw:line>
          <draw:line draw:z-index="11" draw:style-name="gr1" draw:text-style-name="P1" svg:x1="10.395cm" svg:y1="4.313cm" svg:x2="17.121cm" svg:y2="4.245cm">
            <text:p/>
          </draw:line>
          <draw:line draw:z-index="12" draw:style-name="gr1" draw:text-style-name="P1" svg:x1="10.664cm" svg:y1="6.502cm" svg:x2="12.697cm" svg:y2="6.548cm">
            <text:p/>
          </draw:line>
          <draw:line draw:z-index="13" draw:style-name="gr1" draw:text-style-name="P1" svg:x1="15.088cm" svg:y1="6.976cm" svg:x2="17.144cm" svg:y2="6.976cm">
            <text:p/>
          </draw:line>
          <draw:line draw:z-index="14" draw:style-name="gr1" draw:text-style-name="P1" svg:x1="23.708cm" svg:y1="6.819cm" svg:x2="23.708cm" svg:y2="7.88cm">
            <text:p/>
          </draw:line>
          <draw:line draw:z-index="15" draw:style-name="gr1" draw:text-style-name="P1" svg:x1="20.606cm" svg:y1="5.555cm" svg:x2="22.396cm" svg:y2="6.096cm">
            <text:p/>
          </draw:line>
          <draw:frame draw:z-index="16" draw:style-name="gr2" draw:text-style-name="P2" svg:width="1.271cm" svg:height="0.406cm" svg:x="10.82cm" svg:y="4.923cm">
            <draw:text-box>
              <text:p><text:span text:style-name="T1">ReadStyles</text:span></text:p>
            </draw:text-box>
          </draw:frame>
          <draw:line draw:z-index="17" draw:style-name="gr1" draw:text-style-name="P1" svg:x1="10.697cm" svg:y1="6.118cm" svg:x2="12.57cm" svg:y2="6.096cm">
            <text:p/>
          </draw:line>
          <draw:frame draw:z-index="18" draw:style-name="gr2" draw:text-style-name="P2" svg:width="1.529cm" svg:height="0.406cm" svg:x="3.665cm" svg:y="5.509cm">
            <draw:text-box>
              <text:p><text:span text:style-name="T1">Dxf.LoadFile</text:span></text:p>
            </draw:text-box>
          </draw:frame>
          <draw:frame draw:z-index="19" draw:style-name="gr2" draw:text-style-name="P2" svg:width="1.349cm" svg:height="0.406cm" svg:x="10.789cm" svg:y="5.985cm">
            <draw:text-box>
              <text:p><text:span text:style-name="T1">ReadLayers</text:span></text:p>
            </draw:text-box>
          </draw:frame>
          <draw:frame draw:z-index="20" draw:style-name="gr2" draw:text-style-name="P2" svg:width="1.349cm" svg:height="0.406cm" svg:x="10.79cm" svg:y="5.488cm">
            <draw:text-box>
              <text:p><text:span text:style-name="T1">ReadLtypes</text:span></text:p>
            </draw:text-box>
          </draw:frame>
          <draw:frame draw:z-index="21" draw:style-name="gr2" draw:text-style-name="P2" svg:width="0.613cm" svg:height="0.406cm" svg:x="0.777cm" svg:y="7.383cm">
            <draw:text-box>
              <text:p><text:span text:style-name="T1">ODA</text:span></text:p>
            </draw:text-box>
          </draw:frame>
          <draw:frame draw:z-index="22" draw:style-name="gr2" draw:text-style-name="P2" svg:width="0.613cm" svg:height="0.406cm" svg:x="23.432cm" svg:y="6.999cm">
            <draw:text-box>
              <text:p><text:span text:style-name="T1">ODA</text:span></text:p>
            </draw:text-box>
          </draw:frame>
          <draw:frame draw:z-index="23" draw:style-name="gr2" draw:text-style-name="P2" svg:width="1.498cm" svg:height="0.406cm" svg:x="20.815cm" svg:y="5.554cm">
            <draw:text-box>
              <text:p><text:span text:style-name="T1">Dxf.SaveFile</text:span></text:p>
            </draw:text-box>
          </draw:frame>
          <draw:line draw:z-index="24" draw:style-name="gr1" draw:text-style-name="P1" svg:x1="13.676cm" svg:y1="7.135cm" svg:x2="13.653cm" svg:y2="8.535cm">
            <text:p/>
          </draw:line>
          <draw:line draw:z-index="25" draw:style-name="gr1" draw:text-style-name="P1" svg:x1="13.085cm" svg:y1="7.225cm" svg:x2="10.572cm" svg:y2="8.602cm">
            <text:p/>
          </draw:line>
          <draw:line draw:z-index="26" draw:style-name="gr3" draw:text-style-name="P1" svg:x1="14.886cm" svg:y1="7.338cm" svg:x2="17.216cm" svg:y2="8.828cm">
            <text:p/>
          </draw:line>
          <draw:frame draw:z-index="27" draw:style-name="gr2" draw:text-style-name="P2" svg:width="1.478cm" svg:height="0.406cm" svg:x="15.544cm" svg:y="8.085cm">
            <draw:text-box>
              <text:p><text:span text:style-name="T1">Tools classes</text:span></text:p>
            </draw:text-box>
          </draw:frame>
          <draw:frame draw:z-index="28" draw:style-name="gr2" draw:text-style-name="P2" svg:width="0.581cm" svg:height="0.406cm" svg:x="13.389cm" svg:y="7.655cm">
            <draw:text-box>
              <text:p><text:span text:style-name="T1">Paint</text:span></text:p>
            </draw:text-box>
          </draw:frame>
          <draw:frame draw:z-index="29" draw:style-name="gr4" draw:text-style-name="P2" svg:width="0.989cm" svg:height="0.498cm" svg:x="10.884cm" svg:y="8.106cm">
            <draw:text-box>
              <text:p><text:span text:style-name="T1">OpenGL</text:span></text:p>
            </draw:text-box>
          </draw:frame>
          <draw:line draw:z-index="30" draw:style-name="gr5" draw:text-style-name="P1" svg:x1="14.247cm" svg:y1="5.599cm" svg:x2="14.201cm" svg:y2="7.022cm">
            <text:p/>
          </draw:line>
        </table:shapes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style-name="ce1"/>
          <table:table-cell table:style-name="ce6" table:number-columns-repeated="13"/>
        </table:table-row>
        <table:table-row table:style-name="ro1">
          <table:table-cell table:style-name="ce2" office:value-type="string" calcext:value-type="string">
            <text:p>File In</text:p>
          </table:table-cell>
          <table:table-cell table:style-name="ce7" table:number-columns-repeated="3"/>
          <table:table-cell table:style-name="ce7" office:value-type="string" calcext:value-type="string">
            <text:p>Collections In</text:p>
          </table:table-cell>
          <table:table-cell table:style-name="ce7" table:number-columns-repeated="2"/>
          <table:table-cell table:style-name="ce7" office:value-type="string" calcext:value-type="string">
            <text:p>Classes</text:p>
          </table:table-cell>
          <table:table-cell table:style-name="ce7"/>
          <table:table-cell table:style-name="ce7" office:value-type="string" calcext:value-type="string">
            <text:p>Collections Out</text:p>
          </table:table-cell>
          <table:table-cell table:style-name="ce7" table:number-columns-repeated="2"/>
          <table:table-cell table:style-name="ce2" office:value-type="string" calcext:value-type="string">
            <text:p>File Out</text:p>
          </table:table-cell>
          <table:table-cell table:style-name="ce6"/>
        </table:table-row>
        <table:table-row table:style-name="ro1">
          <table:table-cell table:style-name="ce1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3"/>
          <table:table-cell table:style-name="ce8" office:value-type="string" calcext:value-type="string">
            <text:p>Header variabl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Header variabl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3"/>
          <table:table-cell table:style-name="ce8" office:value-type="string" calcext:value-type="string">
            <text:p>Class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Class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3"/>
          <table:table-cell table:style-name="ce8" office:value-type="string" calcext:value-type="string">
            <text:p>Tabl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Tabl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9" office:value-type="string" calcext:value-type="string">
            <text:p>Styles</text:p>
          </table:table-cell>
          <table:table-cell table:style-name="ce6" table:number-columns-repeated="4"/>
          <table:table-cell table:style-name="ce9" office:value-type="string" calcext:value-type="string">
            <text:p>Styles</text:p>
          </table:table-cell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9" office:value-type="string" calcext:value-type="string">
            <text:p>DimStyles</text:p>
          </table:table-cell>
          <table:table-cell table:style-name="ce6"/>
          <table:table-cell table:style-name="ce12" office:value-type="string" calcext:value-type="string">
            <text:p>Styles</text:p>
          </table:table-cell>
          <table:table-cell table:style-name="ce6" table:number-columns-repeated="2"/>
          <table:table-cell table:style-name="ce9" office:value-type="string" calcext:value-type="string">
            <text:p>DimStyles</text:p>
          </table:table-cell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9" office:value-type="string" calcext:value-type="string">
            <text:p>Ltypes</text:p>
          </table:table-cell>
          <table:table-cell table:style-name="ce6"/>
          <table:table-cell table:style-name="ce12" office:value-type="string" calcext:value-type="string">
            <text:p>Ltype</text:p>
          </table:table-cell>
          <table:table-cell table:style-name="ce6" table:number-columns-repeated="2"/>
          <table:table-cell table:style-name="ce9" office:value-type="string" calcext:value-type="string">
            <text:p>Ltypes</text:p>
          </table:table-cell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9" office:value-type="string" calcext:value-type="string">
            <text:p>Layers</text:p>
          </table:table-cell>
          <table:table-cell table:style-name="ce6"/>
          <table:table-cell table:style-name="ce12" office:value-type="string" calcext:value-type="string">
            <text:p>Layer</text:p>
          </table:table-cell>
          <table:table-cell table:style-name="ce6" table:number-columns-repeated="2"/>
          <table:table-cell table:style-name="ce9" office:value-type="string" calcext:value-type="string">
            <text:p>Layers</text:p>
          </table:table-cell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3" office:value-type="string" calcext:value-type="string">
            <text:p>DXF</text:p>
          </table:table-cell>
          <table:table-cell table:style-name="ce6" table:number-columns-repeated="3"/>
          <table:table-cell table:style-name="ce8" office:value-type="string" calcext:value-type="string">
            <text:p>Blocks</text:p>
          </table:table-cell>
          <table:table-cell table:style-name="ce8"/>
          <table:table-cell table:style-name="ce6"/>
          <table:table-cell table:style-name="ce12" office:value-type="string" calcext:value-type="string">
            <text:p>Blocks</text:p>
          </table:table-cell>
          <table:table-cell table:style-name="ce6"/>
          <table:table-cell table:style-name="ce8" office:value-type="string" calcext:value-type="string">
            <text:p>Blocks</text:p>
          </table:table-cell>
          <table:table-cell table:style-name="ce8"/>
          <table:table-cell table:style-name="ce6"/>
          <table:table-cell table:style-name="ce3" office:value-type="string" calcext:value-type="string">
            <text:p>DXF</text:p>
          </table:table-cell>
          <table:table-cell table:style-name="ce6"/>
        </table:table-row>
        <table:table-row table:style-name="ro1">
          <table:table-cell table:style-name="ce1"/>
          <table:table-cell table:style-name="ce6" table:number-columns-repeated="3"/>
          <table:table-cell table:style-name="ce8" office:value-type="string" calcext:value-type="string">
            <text:p>Entities</text:p>
          </table:table-cell>
          <table:table-cell table:style-name="ce8"/>
          <table:table-cell table:style-name="ce6"/>
          <table:table-cell table:style-name="ce12" office:value-type="string" calcext:value-type="string">
            <text:p>Entity</text:p>
          </table:table-cell>
          <table:table-cell table:style-name="ce6"/>
          <table:table-cell table:style-name="ce8" office:value-type="string" calcext:value-type="string">
            <text:p>Entiti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3"/>
          <table:table-cell table:style-name="ce8" office:value-type="string" calcext:value-type="string">
            <text:p>Object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Object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4"/>
          <table:table-cell table:style-name="ce6" table:number-columns-repeated="3"/>
          <table:table-cell table:style-name="ce8" office:value-type="string" calcext:value-type="string">
            <text:p>Thumbnail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Thumbnail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11"/>
          <table:table-cell table:style-name="ce3" office:value-type="string" calcext:value-type="string">
            <text:p>DWG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WG</text:p>
          </table:table-cell>
          <table:table-cell table:style-name="ce6" table:number-columns-repeated="4"/>
          <table:table-cell table:style-name="ce10"/>
          <table:table-cell table:style-name="ce6"/>
          <table:table-cell table:style-name="ce13"/>
          <table:table-cell table:style-name="ce6"/>
          <table:table-cell table:style-name="ce16" table:number-columns-repeated="2"/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11" office:value-type="string" calcext:value-type="string">
            <text:p>Screen</text:p>
          </table:table-cell>
          <table:table-cell table:style-name="ce6"/>
          <table:table-cell table:style-name="ce14" office:value-type="string" calcext:value-type="string">
            <text:p>Print</text:p>
          </table:table-cell>
          <table:table-cell table:style-name="ce6"/>
          <table:table-cell table:style-name="ce16"/>
          <table:table-cell table:style-name="ce16" office:value-type="string" calcext:value-type="string">
            <text:p>Modify</text:p>
          </table:table-cell>
          <table:table-cell table:style-name="ce6"/>
          <table:table-cell table:style-name="ce1"/>
          <table:table-cell table:style-name="ce6"/>
        </table:table-row>
        <table:table-row table:style-name="ro1">
          <table:table-cell table:style-name="ce1"/>
          <table:table-cell table:style-name="ce6" table:number-columns-repeated="4"/>
          <table:table-cell table:style-name="ce10"/>
          <table:table-cell table:style-name="ce6"/>
          <table:table-cell table:style-name="ce15"/>
          <table:table-cell table:style-name="ce6"/>
          <table:table-cell table:style-name="ce16" table:number-columns-repeated="2"/>
          <table:table-cell table:style-name="ce6"/>
          <table:table-cell table:style-name="ce1"/>
          <table:table-cell table:style-name="ce6"/>
        </table:table-row>
        <table:table-row table:style-name="ro1" table:number-rows-repeated="9">
          <table:table-cell table:style-name="ce1"/>
          <table:table-cell table:style-name="ce6" table:number-columns-repeated="13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1:52:44.578955813</meta:creation-date>
    <dc:date>2021-05-28T20:39:31.720063649</dc:date>
    <meta:editing-duration>PT5M4S</meta:editing-duration>
    <meta:editing-cycles>2</meta:editing-cycles>
    <meta:generator>LibreOffice/7.0.5.2$Linux_X86_64 LibreOffice_project/00$Build-2</meta:generator>
    <meta:document-statistic meta:table-count="1" meta:cell-count="39" meta:object-count="31"/>
  </office:meta>
</office:document-meta>
</file>